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d3b" officeooo:paragraph-rsid="0012bd3b"/>
    </style:style>
    <style:style style:name="P2" style:family="paragraph" style:parent-style-name="Standard">
      <style:text-properties officeooo:rsid="0012edb8" officeooo:paragraph-rsid="0012edb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samples I used are “snare curacao”, “closed HH curacao”, “kick curacao 2” from the Midnight Flow Sample pack.</text:p>
      <text:p text:style-name="P2">Submitted on august 1<text:span text:style-name="T1"> </text:span><text:span text:style-name="T2">202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3:48:53.020676026</meta:creation-date>
    <meta:editing-duration>PT30S</meta:editing-duration>
    <meta:editing-cycles>2</meta:editing-cycles>
    <meta:generator>LibreOffice/24.2.7.2$Linux_X86_64 LibreOffice_project/420$Build-2</meta:generator>
    <dc:date>2025-08-01T23:49:16.624706382</dc:date>
    <meta:document-statistic meta:table-count="0" meta:image-count="0" meta:object-count="0" meta:page-count="1" meta:paragraph-count="2" meta:word-count="24" meta:character-count="139" meta:non-whitespace-character-count="117"/>
  </office:meta>
</office:document-meta>
</file>